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5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13739" style:font-name="Liberation Sans" fo:font-size="10pt" fo:language="none" fo:country="none" style:font-name-asian="Cantarell" style:font-size-asian="10pt" style:language-asian="none" style:country-asian="none" style:font-name-complex="Cantarell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2cm" svg:height="9.005cm" svg:x="32.82cm" svg:y="4.595cm">
            <draw:object draw:notify-on-update-of-ranges="Sheet1.H3:Sheet1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2cm" svg:height="9.005cm" svg:x="10.754cm" svg:y="6.268cm">
            <draw:object draw:notify-on-update-of-ranges="Sheet1.J3:Sheet1.J5 Sheet1.H2:Sheet1.H2 Sheet1.H3:Sheet1.H5 Sheet1.H8:Sheet1.H8 Sheet1.H9:Sheet1.H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3"/>
          <table:table-cell office:value-type="string" calcext:value-type="string">
            <text:p>class</text:p>
          </table:table-cell>
          <table:table-cell office:value-type="string" calcext:value-type="string">
            <text:p>class2</text:p>
          </table:table-cell>
          <table:table-cell office:value-type="string" calcext:value-type="string">
            <text:p>Osa Y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table:number-matrix-columns-spanned="1" table:number-matrix-rows-spanned="4" table:formula="of:=FREQUENCY([.B$1:.B$100]; [.G3:.G5])" office:value-type="float" office:value="4" calcext:value-type="float">
            <text:p>4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4"/>
          <table:table-cell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5"/>
          <table:table-cell office:value-type="string" calcext:value-type="string">
            <text:p>Osa X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4"/>
          <table:table-cell office:value-type="float" office:value="316" calcext:value-type="float">
            <text:p>316</text:p>
          </table:table-cell>
          <table:table-cell table:style-name="ce1" table:number-matrix-columns-spanned="1" table:number-matrix-rows-spanned="4" table:formula="of:=FREQUENCY([.A1:.A100]; [.G9:.G11])" office:value-type="float" office:value="16" calcext:value-type="float">
            <text:p>16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4"/>
          <table:table-cell office:value-type="float" office:value="318" calcext:value-type="float">
            <text:p>31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.00.0000</text:date>, <text:time style:data-style-name="N2" text:time-value="10:42:31.060025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27T02:23:15.920202843</meta:creation-date>
    <dc:date>2015-05-09T23:38:12.573765717</dc:date>
    <dc:creator>Hyna </dc:creator>
    <meta:editing-duration>PT19M53S</meta:editing-duration>
    <meta:editing-cycles>3</meta:editing-cycles>
    <meta:generator>LibreOffice/4.3.6.2$Linux_X86_64 LibreOffice_project/430$Build-2</meta:generator>
    <meta:document-statistic meta:table-count="1" meta:cell-count="2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legend chart:legend-position="end" svg:x="13.758cm" svg:y="4.204cm" style:legend-expansion="high" chart:style-name="ch2"/>
        <chart:plot-area chart:style-name="ch3" table:cell-range-address="Sheet1.H3:Sheet1.H5" svg:x="0.32cm" svg:y="0.18cm" svg:width="13.118cm" svg:height="8.646cm">
          <chartooo:coordinate-region svg:x="0.941cm" svg:y="0.379cm" svg:width="12.497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3:Sheet1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bar" chart:style-name="ch1">
        <chart:title svg:x="4.367cm" svg:y="0.316cm" chart:style-name="ch2">
          <text:p>Rozptyl výsledků Houghova algoritmu</text:p>
        </chart:title>
        <chart:legend chart:legend-position="end" svg:x="14.285cm" svg:y="3.955cm" style:legend-expansion="high" chart:style-name="ch3"/>
        <chart:plot-area chart:style-name="ch4" table:cell-range-address="Sheet1.J3:Sheet1.J5 Sheet1.H2:Sheet1.H5 Sheet1.H8:Sheet1.H11" chart:data-source-has-labels="both" svg:x="1.33cm" svg:y="1.275cm" svg:width="12.636cm" svg:height="6.57cm">
          <chartooo:coordinate-region svg:x="1.951cm" svg:y="1.474cm" svg:width="12.015cm" svg:height="5.724cm"/>
          <chart:axis chart:dimension="x" chart:name="primary-x" chart:style-name="ch5" chartooo:axis-type="auto">
            <chartooo:date-scale/>
            <chart:title svg:x="6.612cm" svg:y="8.025cm" chart:style-name="ch6">
              <text:p>pozice [pixely]</text:p>
            </chart:title>
            <chart:categories table:cell-range-address="Sheet1.J3:Sheet1.J5"/>
          </chart:axis>
          <chart:axis chart:dimension="y" chart:name="primary-y" chart:style-name="ch7">
            <chart:title svg:x="0.451cm" svg:y="5.411cm" chart:style-name="ch8">
              <text:p>četnost [%]</text:p>
            </chart:title>
            <chart:grid chart:style-name="ch9" chart:class="major"/>
          </chart:axis>
          <chart:series chart:style-name="ch10" chart:values-cell-range-address="Sheet1.H3:Sheet1.H5" chart:label-cell-address="Sheet1.H2:Sheet1.H2" chart:class="chart:bar">
            <chart:data-point chart:repeated="3"/>
          </chart:series>
          <chart:series chart:style-name="ch11" chart:values-cell-range-address="Sheet1.H9:Sheet1.H11" chart:label-cell-address="Sheet1.H8:Sheet1.H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a Y</text:p>
                <draw:g>
                  <svg:desc>Sheet1.H2:Sheet1.H2</svg:desc>
                </draw:g>
              </table:table-cell>
              <table:table-cell office:value-type="string">
                <text:p>Osa X</text:p>
                <draw:g>
                  <svg:desc>Sheet1.H8:Sheet1.H8</svg:desc>
                </draw:g>
              </table:table-cell>
            </table:table-row>
          </table:table-header-rows>
          <table:table-rows>
            <table:table-row>
              <table:table-cell office:value-type="float" office:value="-2">
                <text:p>-</text:p>
                <draw:g>
                  <svg:desc>Sheet1.J3:Sheet1.J5</svg:desc>
                </draw:g>
              </table:table-cell>
              <table:table-cell office:value-type="float" office:value="4">
                <text:p>4</text:p>
                <draw:g>
                  <svg:desc>Sheet1.H3:Sheet1.H5</svg:desc>
                </draw:g>
              </table:table-cell>
              <table:table-cell office:value-type="float" office:value="16">
                <text:p>16</text:p>
                <draw:g>
                  <svg:desc>Sheet1.H9:Sheet1.H11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